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757in" fo:margin-left="0in" fo:margin-top="0in" fo:margin-bottom="0in" table:align="left" style:writing-mode="lr-tb"/>
    </style:style>
    <style:style style:name="Table1.A" style:family="table-column">
      <style:table-column-properties style:column-width="4.3076in"/>
    </style:style>
    <style:style style:name="Table1.B" style:family="table-column">
      <style:table-column-properties style:column-width="1.7722in"/>
    </style:style>
    <style:style style:name="Table1.C" style:family="table-column">
      <style:table-column-properties style:column-width="0.8958in"/>
    </style:style>
    <style:style style:name="Table1.1" style:family="table-row">
      <style:table-row-properties style:min-row-height="0.3396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4951in" fo:keep-together="auto"/>
    </style:style>
    <style:style style:name="P1" style:family="paragraph" style:parent-style-name="Header">
      <style:paragraph-properties fo:margin-top="0.1945in" fo:margin-bottom="0in" style:contextual-spacing="false"/>
    </style:style>
    <style:style style:name="P2" style:family="paragraph" style:parent-style-name="List_20_Paragraph" style:list-style-name="WWNum5">
      <style:paragraph-properties fo:margin-top="0in" fo:margin-bottom="0.0555in" style:contextual-spacing="true" fo:line-height="150%" fo:text-align="justify" style:justify-single-word="false"/>
    </style:style>
    <style:style style:name="P3" style:family="paragraph" style:parent-style-name="Standard">
      <style:paragraph-properties fo:margin-top="0in" fo:margin-bottom="0.139in" style:contextual-spacing="true" fo:line-height="100%" fo:text-align="center" style:justify-single-word="false"/>
    </style:style>
    <style:style style:name="P4" style:family="paragraph" style:parent-style-name="Standard">
      <style:paragraph-properties fo:margin-top="0.1945in" fo:margin-bottom="0.139in" style:contextual-spacing="true" fo:line-height="100%" fo:text-align="center" style:justify-single-word="false"/>
    </style:style>
    <style:style style:name="P5" style:family="paragraph" style:parent-style-name="Standard">
      <style:paragraph-properties fo:margin-top="0.1945in" fo:margin-bottom="0.139in" style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0555in" style:contextual-spacing="false" fo:line-height="100%" fo:text-align="justify" style:justify-single-word="false"/>
    </style:style>
    <style:style style:name="P7" style:family="paragraph" style:parent-style-name="Standard" style:list-style-name="WWNum1">
      <style:paragraph-properties fo:margin-top="0.1945in" fo:margin-bottom="0.139in" style:contextual-spacing="false" fo:line-height="100%" fo:text-align="justify" style:justify-single-word="false"/>
    </style:style>
    <style:style style:name="P8" style:family="paragraph" style:parent-style-name="Standard" style:list-style-name="WWNum1">
      <style:paragraph-properties fo:margin-top="0in" fo:margin-bottom="0.139in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1945in" fo:margin-bottom="0.139in" style:contextual-spacing="false" fo:line-height="100%" fo:text-align="justify" style:justify-single-word="false"/>
    </style:style>
    <style:style style:name="P10" style:family="paragraph" style:parent-style-name="Standard">
      <style:paragraph-properties fo:margin-top="0.1945in" fo:margin-bottom="0.139in" style:contextual-spacing="false" fo:line-height="100%" fo:text-align="justify" style:justify-single-word="false">
        <style:tab-stops>
          <style:tab-stop style:position="0.2917in"/>
        </style:tab-stops>
      </style:paragraph-properties>
    </style:style>
    <style:style style:name="P11" style:family="paragraph" style:parent-style-name="Standard">
      <style:paragraph-properties fo:margin-left="0.2917in" fo:margin-right="0in" fo:margin-top="0.1945in" fo:margin-bottom="0.139in" style:contextual-spacing="false" fo:line-height="100%" fo:text-indent="0in" style:auto-text-indent="false">
        <style:tab-stops>
          <style:tab-stop style:position="0.2917in"/>
        </style:tab-stops>
      </style:paragraph-properties>
    </style:style>
    <style:style style:name="P12" style:family="paragraph" style:parent-style-name="Standard">
      <style:paragraph-properties fo:margin-top="0.1945in" fo:margin-bottom="0.139in" style:contextual-spacing="false" fo:text-align="justify" style:justify-single-word="false"/>
    </style:style>
    <style:style style:name="P13" style:family="paragraph" style:parent-style-name="Standard">
      <style:paragraph-properties fo:margin-top="0in" fo:margin-bottom="0.0555in" style:contextual-spacing="false" fo:line-height="100%"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margin-top="0in" fo:margin-bottom="0.0555in" style:contextual-spacing="false" fo:line-height="100%" fo:text-align="justify" style:justify-single-word="false" fo:orphans="2" fo:widows="2"/>
      <style:text-properties style:font-name="Times New Roman" fo:language="en" fo:country="US" style:letter-kerning="false" style:language-asian="en" style:country-asian="US" style:font-name-complex="Times New Roman1" style:language-complex="ar" style:country-complex="SA"/>
    </style:style>
    <style:style style:name="P15" style:family="paragraph" style:parent-style-name="Standard">
      <style:paragraph-properties fo:margin-top="0in" fo:margin-bottom="0.0555in" style:contextual-spacing="false" fo:line-height="100%" fo:text-align="justify" style:justify-single-word="false" fo:orphans="2" fo:widows="2"/>
      <style:text-properties fo:language="en" fo:country="US" style:letter-kerning="false" style:language-asian="en" style:country-asian="US" style:font-name-complex="Times New Roman1" style:language-complex="ar" style:country-complex="S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name-asian="Calibri1" style:font-weight-asian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bold" style:font-name-asian="SimSun" style:font-weight-asian="bold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name-asian="SimSun" style:font-weight-asian="bold" style:font-weight-complex="bold"/>
    </style:style>
    <style:style style:name="T9" style:family="text">
      <style:text-properties style:font-name="Times New Roman" style:text-underline-style="solid" style:text-underline-width="auto" style:text-underline-color="font-color" style:font-weight-complex="bold"/>
    </style:style>
    <style:style style:name="T10" style:family="text">
      <style:text-properties style:font-name="Times New Roman" style:font-weight-complex="bold"/>
    </style:style>
    <style:style style:name="T11" style:family="text">
      <style:text-properties style:font-name="Times New Roman" officeooo:rsid="001372f3" style:font-weight-complex="bold"/>
    </style:style>
    <style:style style:name="T12" style:family="text">
      <style:text-properties style:font-name="Times New Roman" style:font-name-asian="宋体"/>
    </style:style>
    <style:style style:name="T13" style:family="text">
      <style:text-properties style:font-name="Times New Roman" style:font-name-asian="SimSun"/>
    </style:style>
    <style:style style:name="T14" style:family="text">
      <style:text-properties style:font-name="Times New Roman" fo:font-size="12pt" fo:font-weight="bold" style:font-name-asian="Calibri1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ANWYCLIFF NJOKA NDWIGA</text:span></text:p>
      <text:p text:style-name="P4"><text:span text:style-name="T2">MOBILE: 0720292757</text:span></text:p>
      <text:p text:style-name="P4"><text:span text:style-name="T3">P.O <text:s text:c="2"/>Box 26-10303, WAN`GURU</text:span></text:p>
      <text:p text:style-name="P4"><text:span text:style-name="T3">TEL : (+254) 720 292 757</text:span></text:p>
      <text:p text:style-name="P4"><text:span text:style-name="T3">EMAIL: </text:span><text:a xlink:type="simple" xlink:href="mailto:dndwiga@kabarak.ac.ke" text:style-name="_31_5" text:visited-style-name="_31_5"><text:span text:style-name="_31_5"><text:span text:style-name="T4">dndwiga@kabarak.ac.ke</text:span></text:span></text:a></text:p>
      <text:p text:style-name="P12"><text:span text:style-name="T7">CAREER OBJECTIVE</text:span></text:p>
      <text:p text:style-name="P12"><text:span text:style-name="T1">I am a former Bachelor of Business Information Technology (BBIT) student at Kabarak University. Having completed all my course work and just awaiting my graduation. I am seeking to be enrolled as a staff/Intern/graduate trainee in your organization, this will be a good chance to showcase the skill I have learned in Business Information technology, The opportunity will also enable me to gain job experience which will be a foundation for my career in business and information Technology.</text:span></text:p>
      <text:p text:style-name="P12"><text:span text:style-name="T1">I aspire to work in your organization that will allow me to learn and get challenged while attaining skills that contribute to the success and profitability of the company.</text:span></text:p>
      <text:p text:style-name="P12"><text:span text:style-name="T7">ACADEMIC BACKGROUND</text:span></text:p>
      <text:p text:style-name="P12"><text:span text:style-name="T3">Data science for beginners<text:tab/><text:tab/><text:tab/><text:tab/><text:tab/> <text:s text:c="7"/></text:span><text:span text:style-name="T1">Corsera online<text:tab/> <text:s text:c="9"/>ongo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5">Bachelor of Business Information Technology</text:span><text:span text:style-name="T3"> (BBIT) </text:span></text:p>
            <text:p text:style-name="P15"><text:span text:style-name="T10">GPA (66.</text:span><text:span text:style-name="T11">7</text:span><text:span text:style-name="T10">)</text:span></text:p>
          </table:table-cell>
          <table:table-cell table:style-name="Table1.A1" office:value-type="string">
            <text:p text:style-name="P15"><text:span text:style-name="T1">Kabarak University</text:span></text:p>
          </table:table-cell>
          <table:table-cell table:style-name="Table1.A1" office:value-type="string">
            <text:p text:style-name="P15"><text:span text:style-name="T1">2019-2023</text:span></text:p>
          </table:table-cell>
        </table:table-row>
        <table:table-row table:style-name="Table1.2">
          <table:table-cell table:style-name="Table1.A1" office:value-type="string">
            <text:p text:style-name="P15"><text:span text:style-name="T3">Kenya Certificate of Secondary Education </text:span></text:p>
            <text:p text:style-name="P15"><text:span text:style-name="T10">B- (54 Points)</text:span></text:p>
          </table:table-cell>
          <table:table-cell table:style-name="Table1.A1" office:value-type="string">
            <text:p text:style-name="P15"><text:span text:style-name="T1">Nyangwa High School</text:span></text:p>
          </table:table-cell>
          <table:table-cell table:style-name="Table1.A1" office:value-type="string">
            <text:p text:style-name="P15"><text:span text:style-name="T1">2014 -2018</text:span></text:p>
            <text:p text:style-name="P14"/>
          </table:table-cell>
        </table:table-row>
      </table:table>
      <text:p text:style-name="P13"/>
      <text:p text:style-name="P6"><text:span text:style-name="T7">WORK EXPERIENCE</text:span></text:p>
      <text:p text:style-name="P6"><text:span text:style-name="T7">INTERN - KCB BANK (KENCOM) FEB 2023 – APRIL 2023(3 Months)</text:span></text:p>
      <text:p text:style-name="P6"><text:span text:style-name="T9">Roles and Responsibilities</text:span></text:p>
      <text:list xml:id="list2817301096" text:style-name="WWNum5">
        <text:list-item>
          <text:p text:style-name="P2"><text:span text:style-name="T10">Helped in data entry of information in excel sheets</text:span></text:p>
        </text:list-item>
        <text:list-item>
          <text:p text:style-name="P2"><text:span text:style-name="T10">Performed any duties assigned to me by my supervisor</text:span></text:p>
        </text:list-item>
        <text:list-item>
          <text:p text:style-name="P2"><text:span text:style-name="T10">Took part in creation of files, arranging and putting them in order</text:span></text:p>
        </text:list-item>
        <text:list-item>
          <text:p text:style-name="P2"><text:span text:style-name="T10">Made calls to invite and prepare candidates for interviews</text:span></text:p>
        </text:list-item>
        <text:list-item>
          <text:p text:style-name="P2"><text:span text:style-name="T10">Sent emails to organize and plan online meetings</text:span></text:p>
        </text:list-item>
        <text:list-item>
          <text:p text:style-name="P2"><text:span text:style-name="T10">Accessed the oracle fusion system to get data that helped me accomplish my tasks</text:span></text:p>
        </text:list-item>
      </text:list>
      <text:p text:style-name="P12"><text:span text:style-name="T7">SKILLS AND COMPETENCIES ACQUIRED WHILE STUDYING.</text:span></text:p>
      <text:list xml:id="list81000477" text:style-name="WWNum1">
        <text:list-item>
          <text:p text:style-name="P7"><text:span text:style-name="T12">Communication skills: participated in public speaking and public presentations</text:span></text:p>
        </text:list-item>
        <text:list-item>
          <text:p text:style-name="P8"><text:span text:style-name="T12">Leadership: served as a school captain and Christian Union chairman</text:span></text:p>
        </text:list-item>
        <text:list-item>
          <text:p text:style-name="P8"><text:soft-page-break/><text:span text:style-name="T12">Team player and can work independently: collaborate well within a team and across cultures </text:span></text:p>
        </text:list-item>
        <text:list-item>
          <text:p text:style-name="P8"><text:span text:style-name="T12">Strong problem-solving and quick learning skills</text:span></text:p>
        </text:list-item>
        <text:list-item>
          <text:p text:style-name="P8"><text:span text:style-name="T12">Ability to work and get things done under minimum supervision and under pressure</text:span></text:p>
        </text:list-item>
        <text:list-item>
          <text:p text:style-name="P8"><text:span text:style-name="T1">Proficient in Ms. Office and conversant with HTML, Java Script, CSS</text:span></text:p>
        </text:list-item>
      </text:list>
      <text:p text:style-name="P9"><text:span text:style-name="T8">ASSOCIATIONS MEMBERSHIP</text:span></text:p>
      <text:list xml:id="list113917417175514" text:continue-numbering="true" text:style-name="WWNum1">
        <text:list-item>
          <text:p text:style-name="P7"><text:span text:style-name="T13">Google Developer Students Club (GDSC) Kabarak</text:span></text:p>
        </text:list-item>
        <text:list-item>
          <text:p text:style-name="P8"><text:span text:style-name="T13">Code Africa (Kabarak chapter)</text:span></text:p>
        </text:list-item>
        <text:list-item>
          <text:p text:style-name="P8"><text:span text:style-name="T13">Kabarak University Business Student Association (KUBSA) football team</text:span></text:p>
        </text:list-item>
        <text:list-item>
          <text:p text:style-name="P8"><text:span text:style-name="T13">Kabarak university Christian union</text:span></text:p>
        </text:list-item>
      </text:list>
      <text:p text:style-name="P11"><text:span text:style-name="T6"><text:s text:c="43"/></text:span><text:span text:style-name="T8">REFEREES</text:span></text:p>
      <text:p text:style-name="P10"><text:span text:style-name="T13">PERIS W. WACHIRA<text:tab/><text:tab/><text:tab/><text:tab/><text:tab/>JONATHAN MARITIM</text:span></text:p>
      <text:p text:style-name="P10"><text:span text:style-name="T13">Economist/Policy Analyst <text:tab/><text:tab/><text:tab/><text:tab/>Lecturer Kabarak University</text:span></text:p>
      <text:p text:style-name="P10"><text:a xlink:type="simple" xlink:href="mailto:Wachiraperis9@gmail.com" text:style-name="Internet_20_link" text:visited-style-name="Visited_20_Internet_20_Link"><text:span text:style-name="Internet_20_link"><text:span text:style-name="T13">Wachiraperis9@gmail.com</text:span></text:span></text:a><text:span text:style-name="T13"><text:tab/><text:tab/><text:tab/><text:tab/>JMaritim@kabarak.ac.ke</text:span></text:p>
      <text:p text:style-name="P10"><text:span text:style-name="T13">0711461819<text:tab/><text:tab/><text:tab/><text:tab/><text:tab/><text:tab/>0722300744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45in" fo:margin-bottom="0.139in" style:contextual-spacing="false" fo:line-height="113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.1945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_31_5" style:display-name="15" style:family="text" style:parent-style-name="Default_20_Paragraph_20_Font">
      <style:text-properties fo:color="#0000ff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 loext:linked-style-name="Footer"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945in" fo:margin-bottom="0.139in" style:contextual-spacing="false" fo:line-height="100%" fo:text-align="center" style:justify-single-word="false"/>
    </style:style>
    <style:style style:name="MP2" style:family="paragraph" style:parent-style-name="Header">
      <style:paragraph-properties fo:margin-top="0.1945in" fo:margin-bottom="0in" style:contextual-spacing="false"/>
    </style:style>
    <style:style style:name="MT1" style:family="text">
      <style:text-properties style:font-name="Times New Roman" fo:font-size="12pt" fo:font-weight="bold" style:font-name-asian="Calibri1" style:font-size-asian="12pt" style:font-weight-asian="bold" style:font-size-complex="12pt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65in" fo:margin-left="0in" fo:margin-right="0in" fo:margin-bottom="0.327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URRICULUM VITAE</text:span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wycliff Ndwiga</meta:initial-creator>
    <meta:editing-cycles>6</meta:editing-cycles>
    <meta:creation-date>2023-05-08T09:04:00</meta:creation-date>
    <dc:date>2023-07-08T11:39:16.245186376</dc:date>
    <meta:editing-duration>PT22M43S</meta:editing-duration>
    <meta:generator>LibreOffice/7.3.7.2$Linux_X86_64 LibreOffice_project/30$Build-2</meta:generator>
    <meta:document-statistic meta:table-count="1" meta:image-count="0" meta:object-count="0" meta:page-count="2" meta:paragraph-count="45" meta:word-count="361" meta:character-count="2445" meta:non-whitespace-character-count="2058"/>
    <meta:user-defined meta:name="AppVersion">16.0000</meta:user-defined>
    <meta:user-defined meta:name="Company">home</meta:user-defined>
    <meta:user-defined meta:name="GrammarlyDocumentId">a6fa893360102485a623705c8bef7894fd38a115743cfc8690cc5e26b1f76409</meta:user-defined>
    <meta:user-defined meta:name="ICV">2FDBA53CC1BA4406AE45F0DF7EA5D492</meta:user-defined>
    <meta:user-defined meta:name="KSOProductBuildVer" meta:value-type="string">1033-11.2.0.10451</meta:user-defined>
    <meta:template xlink:type="simple" xlink:actuate="onRequest" xlink:title="Normal" xlink:href=""/>
  </office:meta>
</office:document-meta>
</file>